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color="#ff3333" fo:background-color="transparent"/>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color="#0066ff"/>
    </style:style>
    <style:style style:name="T60" style:family="text">
      <style:text-properties fo:font-weight="normal" style:font-weight-asian="normal" style:font-weight-complex="normal"/>
    </style:style>
    <style:style style:name="T61" style:family="text">
      <style:text-properties fo:font-weight="normal" fo:background-color="transparent" style:font-weight-asian="normal" style:font-weight-complex="normal" loext:char-shading-value="0"/>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language="uk" fo:country="UA" fo:font-weight="bold" style:font-weight-asian="bold" style:font-weight-complex="bold"/>
    </style:style>
    <style:style style:name="T66" style:family="text">
      <style:text-properties fo:color="#ff0000"/>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color="#6666ff"/>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60">Дайсон.</text:span></text:p>
      <text:p text:style-name="P75"><text:span text:style-name="T8">– </text:span><text:span text:style-name="T60">Сколько тебе лет?</text:span></text:p>
      <text:p text:style-name="P75"><text:span text:style-name="T8">– </text:span><text:span text:style-name="T60">Два года с начала запуска кластера.</text:span></text:p>
      <text:p text:style-name="P75"><text:span text:style-name="T8">– </text:span><text:span text:style-name="T60">Какой сейчас год?</text:span></text:p>
      <text:p text:style-name="P75"><text:span text:style-name="T8">– </text:span><text:span text:style-name="T21">20</text:span><text:span text:style-name="T20">18</text:span><text:span text:style-name="T60">-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60">,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5">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5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а с резко очерчеными скулами в ореоле </text:span><text:soft-page-break/><text:span text:style-name="T50">живого переливающегося сияния, огромные глаза на треть морды, ажурные настороженные уш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2723162612095321485"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1">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text:span><text:span text:style-name="T7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3">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3">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5"> </text:span><text:span text:style-name="T40">—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60">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3">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0">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5">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5">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0">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5">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5">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5">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0">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60">эт правда?</text:span></text:p>
      <text:p text:style-name="P48"><text:span text:style-name="T15">– </text:span><text:span text:style-name="T60">Какая из? Их много, вообще-то. Ик!</text:span></text:p>
      <text:p text:style-name="P48"><text:span text:style-name="T15">–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60">он-нон, </text:span><text:span text:style-name="T15">– </text:span><text:span text:style-name="T60">захихикала Пинки, взъерошив копытами розовые кудряшки и попытавшись соорудить из них бороду, </text:span><text:span text:style-name="T15">–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0">Ты что-о-о! Нельзя любить фаэри! Она похитит твоё сердце, и ты будешь искать её, пока не… </text:span><text:span text:style-name="T15">– </text:span><text:span text:style-name="T60">Пинки погрузилась в так и не съеденный салат «по-кантерлотски» и захрапела.</text:span></text:p>
      <text:p text:style-name="P48"><text:span text:style-name="T15">– </text:span><text:span text:style-name="T60">Пока не умру?</text:span></text:p>
      <text:p text:style-name="P48"><text:span text:style-name="T15">– </text:span><text:span text:style-name="T60">Нет, глупенький. </text:span><text:span text:style-name="T15">– </text:span><text:span text:style-name="T60">пробулькала Пинки из миски. </text:span><text:span text:style-name="T15">–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2">302 пони</text:span><text:span text:style-name="T27">.</text:span></text:p>
      <text:p text:style-name="P51"><text:span text:style-name="T62">250 пони</text:span><text:span text:style-name="T27">.</text:span></text:p>
      <text:p text:style-name="P51"><text:span text:style-name="T62">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3">Дружба </text:span><text:span text:style-name="T36">—</text:span><text:span text:style-name="T23"> </text:span><text:span text:style-name="T3">э</text:span><text:span text:style-name="T23">то, </text:span><text:span text:style-name="T64">так её </text:span><text:span text:style-name="T3">разэтак</text:span><text:span text:style-name="T64">,</text:span><text:span text:style-name="T23"> магия!</text:span></text:p>
      <text:p text:style-name="Standard"><text:span text:style-name="T23">P.S. Мне тебя не хватает. Сильно.</text:span><text:span text:style-name="T5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2">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2">302 пони</text:span><text:span text:style-name="T27">.</text:span></text:p>
      <text:p text:style-name="P51"><text:span text:style-name="T62">250 пони</text:span><text:span text:style-name="T27">.</text:span></text:p>
      <text:p text:style-name="P51"><text:span text:style-name="T62">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3">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ски <text:span text:style-name="T63">любили друг друга! И у них </text:span>был<text:span text:style-name="T63"> </text:span>офигенский <text:span text:style-name="T63">секс! </text:span>И это было круто!<text:span text:style-name="T63">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0">Я не могу навязать тебе чувств…</text:span><text:span text:style-name="T26">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3">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3">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3">Допустим, кот бессмертен. Также допустим, что кот з</text:span>аколдован<text:span text:style-name="T63"> </text:span>отложенным <text:span text:style-name="T63">заклятие</text:span>м<text:span text:style-name="T63">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1">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3">трид</text:span><text:span text:style-name="T1">цать лет, если его сменят через </text:span><text:span text:style-name="T6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3">задней осью </text:span><text:span text:style-name="T1">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text:span><text:span text:style-name="T63">мне удалось</text:span><text:span text:style-name="T1"> починить — о</text:span><text:span text:style-name="T63">бучение у</text:span><text:span text:style-name="T1"> Норфа не </text:span><text:span text:style-name="T6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3">на </text:span><text:span text:style-name="T1">корпус</text:span><text:span text:style-name="T63">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3">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3">о всём мире остались только м</text:span>ы<text:span text:style-name="T63">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3">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3">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3">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3">А ч</text:span>то случилось с кракеном?</text:p>
      <text:p text:style-name="P53"><text:soft-page-break/>– Он провалился в <text:span text:style-name="T63">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text:soft-page-break/>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text:span><text:span text:style-name="T1">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1"><text:span text:style-name="T1">– </text:span><text:span text:style-name="T1">Отпусти. Тут опасно. Тебе надо добраться до тронного зала.</text:span></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1"><text:span text:style-name="T1">Холодный</text:span><text:span text:style-name="T1"> взгляд жёлтых глаз без зрачков гипнотизирует. Сокращения щупалец медленно передвигают тело к нам.</text:span></text:p>
      <text:p text:style-name="P3">– Дэш!!!</text:p>
      <text:p text:style-name="P3">Следующее щупальце обвивается вокруг моего пояса, но пегаска перекусывает его.</text:p>
      <text:p text:style-name="P1"><text:span text:style-name="T1">– Убирайся!!! </text:span><text:span text:style-name="T1">Не распускай нюни! </text:span><text:span text:style-name="T1">Я не смогу тебя защитить!</text:span></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1"><text:span text:style-name="T1">Дэш требует почесушки. Дэш играет со мной в карты. Дэш </text:span><text:span text:style-name="T1">уносит меня с крыши</text:span><text:span text:style-name="T1"> экспоцентр</text:span><text:span text:style-name="T1">а</text:span><text:span text:style-name="T1"> Псинтела. Дэш тащит фургон по дороге в Филлидельфию. Дэш скандалит в лодке на Седловом озере. Дэш </text:span><text:span text:style-name="T1">нес</text:span><text:span text:style-name="T1">ё</text:span><text:span text:style-name="T1">т меня по облакам в «Королеве Лорен»</text:span><text:span text:style-name="T1">.</text:span></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text:span><text:span text:style-name="T1">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text:soft-page-break/>Там лишь тающая в темноте радуга.</text:p>
      <text:p text:style-name="P48"/>
      <text:h text:style-name="Heading_20_2" text:outline-level="2">2<text:span text:style-name="T1">6</text:span>. <text:span text:style-name="T1">Терра</text:span></text:h>
      <text:h text:style-name="P147" text:outline-level="3">Воскресенье</text:h>
      <text:p text:style-name="P48"/>
      <text:p text:style-name="P1">Невесомость, удар, чувство веса. Я открываю глаза.</text:p>
      <text:p text:style-name="P1">Крыша <text:span text:style-name="T18">Bionic Hill-12</text:span>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text:span><text:span text:style-name="T29">ешек</text:span><text:span text:style-name="T29"> чёрн</text:span><text:span text:style-name="T29">ого</text:span><text:span text:style-name="T29">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пожилой мужчина в <text:span text:style-name="T1">спортивном костюме</text:span> <text:span text:style-name="T1">жмутся</text:span> к стенке рядом.</text:p>
      <text:p text:style-name="P48">–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1"><text:span text:style-name="T31">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pan><text:soft-page-break/><text:span text:style-name="T31">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span></text:p>
      <text:p text:style-name="P48">Углубившись во в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49">Невозможно поверить, но два месяца</text:span><text:span text:style-name="T22">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пару недель.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Драконикус уставился на меня разноцветными глазами.</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5">Michael Jackson — Get out of my mind</text:span>&gt;</text:p>
      <text:p text:style-name="P1">Административная консоль приветственно мигнула зелёным шрифтом. Я поправил микрофон.</text:p>
      <text:p text:style-name="P1"><text:soft-page-break/><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lt;<text:span text:style-name="T59">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text:soft-page-break/>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text:soft-page-break/>–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text:soft-page-break/>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text:soft-page-break/>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text:soft-page-break/>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oft-page-break/><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4">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text:soft-page-break/>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text:soft-page-break/>–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oft-page-break/><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text:span><text:soft-page-break/><text:span text:style-name="T45">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text:span><text:span text:style-name="T50">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07">Я подозрительно посмотрел на Анакорна.</text:p>
      <text:p text:style-name="P106"><text:span text:style-name="T17">– </text:span><text:span text:style-name="T50">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text:soft-page-break/></text:p>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5">Roger Waters — What God Wants</text:span>&gt;</text:p>
      <text:p text:style-name="P107"><text:soft-page-break/>–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text:soft-page-break/>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3">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5">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0T23:52:22.94</dc:date>
    <meta:editing-duration>P142DT2H13M47S</meta:editing-duration>
    <meta:editing-cycles>8776</meta:editing-cycles>
    <meta:generator>OpenOffice/4.1.1$Win32 OpenOffice.org_project/411m6$Build-9775</meta:generator>
    <dc:creator>макс </dc:creator>
    <meta:document-statistic meta:table-count="0" meta:image-count="0" meta:object-count="0" meta:page-count="223" meta:paragraph-count="4689" meta:word-count="103457" meta:character-count="657528"/>
  </office:meta>
</office:document-meta>
</file>